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6pt solid #000000" style:vertical-align="top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1" table:style-name="ta1">
        <table:table-column table:style-name="co2" table:number-columns-repeated="12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style-name="ce2" table:number-columns-repeated="8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number-columns-repeated="5"/>
          <table:table-cell table:style-name="ce2"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0:31:39.265650275</meta:creation-date>
    <dc:date>2022-07-15T09:12:57.491311193</dc:date>
    <meta:editing-duration>P6DT21H40M48S</meta:editing-duration>
    <meta:editing-cycles>1</meta:editing-cycles>
    <meta:document-statistic meta:table-count="2" meta:cell-count="15" meta:object-count="0"/>
    <meta:generator>LibreOffice/7.0.4.2$Linux_X86_64 LibreOffice_project/00$Build-2</meta:generator>
  </office:meta>
</office:document-meta>
</file>